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20_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20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Jacob Voorsanger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y 21</text:p>
      <text:p text:style-name="P6">Month<text:tab/><text:tab/><text:tab/><text:tab/><text:tab/><text:tab/>May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Houston</text:p>
      <text:p text:style-name="P6">State<text:tab/><text:tab/><text:tab/><text:tab/><text:tab/><text:tab/>TX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Y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[Page 1]</text:p>
      <text:p text:style-name="P3">Rev S. Morais/</text:p>
      <text:p text:style-name="P3">546 North Fifth Street/</text:p>
      <text:p text:style-name="P3"><text:tab/>Philadelphia Pa/</text:p>
      <text:p text:style-name="P3"/>
      <text:p text:style-name="P3">[Page 2]</text:p>
      <text:p text:style-name="P4">May 21/</text:p>
      <text:p text:style-name="P3">JACOB VOORSANGER,/</text:p>
      <text:p text:style-name="P3">HOUSTON, TEXAS./</text:p>
      <text:p text:style-name="P2">My dear sir/</text:p>
      <text:p text:style-name="P3">I write hurriedly. <text:s/>I have just received a call to/ San Francisco and must prepare to leave. <text:s/>I start/ [Hebrew] next Sunday morning. <text:s/>Your letter has, as usual,/ afforded me food for reflection and it remains/ on my table until my return when I will/ answer it. <text:s/>Only this: I was aware of Albo's dist-/inction between absolute and relative truth, but/ will you contend that he means secondary <text:soft-page-break/>doctrines/ to have the same absolute weight as the cardinal?/ <text:s/>God bless you &amp; yours faithfully J. V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5:26:52.90</meta:creation-date>
    <dc:date>2012-01-26T11:27:48.07</dc:date>
    <dc:creator>Penn Libraries</dc:creator>
    <meta:editing-duration>PT00H33M0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270" meta:character-count="1865"/>
  </office:meta>
</office:document-meta>
</file>